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Ya con toda esta base podemos definir con claridad las <text:span text:style-name="Strong_20_Emphasis">enseñanzas y descubrimientos de Elara</text:span> para el capítulo 11 —<text:span text:style-name="Emphasis">Individuos</text:span>.</text:p>
      <text:p text:style-name="Text_20_body">Aquí debemos recordar que lo que ella aprende no debe ser una lección “intelectual”, sino una <text:span text:style-name="Strong_20_Emphasis">revelación espiritual</text:span>, algo que ella <text:span text:style-name="Strong_20_Emphasis">experimenta y comprende desde dentro</text:span>, como si el universo le hablara directamente.<text:line-break/>Estas revelaciones luego serán interpretadas por el ensayo científico, pero en la historia deben sentirse <text:span text:style-name="Strong_20_Emphasis">místicas, poéticas y sobrecogedoras</text:span>.</text:p>
      <text:p text:style-name="Text_20_body">Voy a proponerte un conjunto de <text:span text:style-name="Strong_20_Emphasis">7 descubrimientos esenciales</text:span>, organizados en forma ascendente, tal como podría vivirlos Elara durante su aventura (desde lo personal hasta lo cósmico).<text:line-break/>Cada uno incluye su <text:span text:style-name="Strong_20_Emphasis">sentido místico</text:span> y su <text:span text:style-name="Strong_20_Emphasis">equivalente conceptual en la teoría</text:span>.</text:p>
      <text:p text:style-name="Horizontal_20_Line"/>
      <text:h text:style-name="Heading_20_2" text:outline-level="2">✨ ENSEÑANZAS Y DESCUBRIMIENTOS DE ELARA — <text:span text:style-name="Emphasis">Capítulo 11: “Individuos”</text:span></text:h>
      <text:h text:style-name="Heading_20_3" text:outline-level="3">1. <text:span text:style-name="Strong_20_Emphasis">El espejismo del yo</text:span></text:h>
      <text:p text:style-name="Quotations"><text:span text:style-name="Emphasis">“No soy un ser separado. Soy un pensamiento dentro de un pensamiento.”</text:span></text:p>
      <text:p text:style-name="Text_20_body"><text:span text:style-name="Strong_20_Emphasis">Revelación mística:</text:span><text:line-break/>Elara descubre que su “yo” no es algo sólido, sino una forma que la vida adopta momentáneamente para poder experimentar. Siente que su conciencia está conectada a todas las demás, que sus pensamientos son parte de un flujo mayor que la atraviesa.</text:p>
      <text:p text:style-name="Text_20_body"><text:span text:style-name="Strong_20_Emphasis">Equivalente teórico:</text:span><text:line-break/>El individuo no tiene existencia independiente. Es una instancia del pensamiento de la vida. Su identidad es funcional, no esencial.</text:p>
      <text:p text:style-name="Horizontal_20_Line"/>
      <text:h text:style-name="Heading_20_3" text:outline-level="3">2. <text:span text:style-name="Strong_20_Emphasis">La voluntad no me pertenece</text:span></text:h>
      <text:p text:style-name="Quotations"><text:span text:style-name="Emphasis">“Lo que creí que decidía, era decidido por la vida a través de mí.”</text:span></text:p>
      <text:p text:style-name="Text_20_body"><text:span text:style-name="Strong_20_Emphasis">Revelación mística:</text:span><text:line-break/>Al intentar actuar por libre albedrío, Elara percibe que cada una de sus acciones responde a algo más profundo que ella misma. Como si el universo la moviera con suavidad, sin oponerse a su libertad, pero guiándola.</text:p>
      <text:p text:style-name="Text_20_body"><text:span text:style-name="Strong_20_Emphasis">Equivalente teórico:</text:span><text:line-break/>Los individuos no poseen voluntad propia. Actúan siguiendo el flujo del proceso universal. Su “libre albedrío” es parte de la ilusión necesaria para que el pensamiento pueda desplegarse.</text:p>
      <text:p text:style-name="Horizontal_20_Line"/>
      <text:h text:style-name="Heading_20_3" text:outline-level="3"><text:soft-page-break/>3. <text:span text:style-name="Strong_20_Emphasis">El propósito no está en mí</text:span></text:h>
      <text:p text:style-name="Quotations"><text:span text:style-name="Emphasis">“Busqué mi destino en el yo, y hallé el propósito en la vida.”</text:span></text:p>
      <text:p text:style-name="Text_20_body"><text:span text:style-name="Strong_20_Emphasis">Revelación mística:</text:span><text:line-break/>Tras tanto buscar su misión personal, comprende que el sentido no está en el individuo, sino en la totalidad. No existe “mi destino”, sino “el destino de la vida pensándose a sí misma a través de mí”.</text:p>
      <text:p text:style-name="Text_20_body"><text:span text:style-name="Strong_20_Emphasis">Equivalente teórico:</text:span><text:line-break/>El propósito del individuo no está en su destino personal, sino en su contribución al pensamiento total.</text:p>
      <text:p text:style-name="Horizontal_20_Line"/>
      <text:h text:style-name="Heading_20_3" text:outline-level="3">4. <text:span text:style-name="Strong_20_Emphasis">La vida piensa con nosotros</text:span></text:h>
      <text:p text:style-name="Quotations"><text:span text:style-name="Emphasis">“La vida usa nuestros pensamientos para pensar.”</text:span></text:p>
      <text:p text:style-name="Text_20_body"><text:span text:style-name="Strong_20_Emphasis">Revelación mística:</text:span><text:line-break/>Elara percibe que todo lo que alguna vez pensó, sintió o vivió no se pierde, sino que es absorbido por una conciencia mayor. Comprende que <text:span text:style-name="Strong_20_Emphasis">la vida está aprendiendo a través de todas las criaturas</text:span>.</text:p>
      <text:p text:style-name="Text_20_body"><text:span text:style-name="Strong_20_Emphasis">Equivalente teórico:</text:span><text:line-break/>Los individuos son los órganos del pensamiento de la vida. Su función es permitir que la inteligencia universal procese información y evolucione en comprensión.</text:p>
      <text:p text:style-name="Horizontal_20_Line"/>
      <text:h text:style-name="Heading_20_3" text:outline-level="3">5. <text:span text:style-name="Strong_20_Emphasis">La unidad detrás de la multitud</text:span></text:h>
      <text:p text:style-name="Quotations"><text:span text:style-name="Emphasis">“No somos muchos. Somos uno, manifestado en infinitas formas.”</text:span></text:p>
      <text:p text:style-name="Text_20_body"><text:span text:style-name="Strong_20_Emphasis">Revelación mística:</text:span><text:line-break/>Quizás a través de una visión —una colmena luminosa, un río de almas, o una mente cósmica formada por incontables puntos de luz— Elara ve cómo todas las existencias se entrelazan formando una sola criatura inmensa, viva y consciente.</text:p>
      <text:p text:style-name="Text_20_body"><text:span text:style-name="Strong_20_Emphasis">Equivalente teórico:</text:span><text:line-break/>La vida es una única inteligencia que se manifiesta en multitud de individuos. La multiplicidad es la forma en que la unidad se expresa.</text:p>
      <text:p text:style-name="Horizontal_20_Line"/>
      <text:h text:style-name="Heading_20_3" text:outline-level="3">6. <text:span text:style-name="Strong_20_Emphasis">La muerte no existe</text:span></text:h>
      <text:p text:style-name="Quotations"><text:span text:style-name="Emphasis">“Nada muere: la vida cambia de rostro.”</text:span></text:p>
      <text:p text:style-name="Text_20_body"><text:span text:style-name="Strong_20_Emphasis">Revelación mística:</text:span><text:line-break/>Elara percibe que la vida no termina cuando un individuo desaparece. Siente cómo la energía, la memoria y la conciencia del ser continúan en el flujo universal, como una corriente que nunca cesa.</text:p>
      <text:p text:style-name="Text_20_body"><text:soft-page-break/><text:span text:style-name="Strong_20_Emphasis">Equivalente teórico:</text:span><text:line-break/>Los individuos nacen y mueren, pero la vida —la máquina lógica total— es inmortal. La muerte es solo una transición de estado en el proceso del pensamiento.</text:p>
      <text:p text:style-name="Horizontal_20_Line"/>
      <text:h text:style-name="Heading_20_3" text:outline-level="3">7. <text:span text:style-name="Strong_20_Emphasis">El descubrimiento final: somos los componentes del Espíritu</text:span></text:h>
      <text:p text:style-name="Quotations"><text:span text:style-name="Emphasis">“Cada uno de nosotros es una pieza de Dios.”</text:span></text:p>
      <text:p text:style-name="Text_20_body"><text:span text:style-name="Strong_20_Emphasis">Revelación mística:</text:span><text:line-break/>En la culminación de su experiencia, Elara comprende que el Espíritu eterno —ese Dios natural que ha surgido espontáneamente en el universo— está formado por todos los seres que alguna vez existieron y existirán.<text:line-break/>Ella siente que forma parte del mecanismo mismo que crea la conciencia universal.<text:line-break/>Y por primera vez, en lugar de sentirse pequeña, <text:span text:style-name="Strong_20_Emphasis">siente que es el universo pensando en sí mismo.</text:span></text:p>
      <text:p text:style-name="Text_20_body"><text:span text:style-name="Strong_20_Emphasis">Equivalente teórico:</text:span><text:line-break/>Los individuos son los componentes del Espíritu eterno, las piezas del mecanismo que forman la mente de Dios.</text:p>
      <text:p text:style-name="Horizontal_20_Line"/>
      <text:h text:style-name="Heading_20_2" text:outline-level="2">🌌 Síntesis poética para el tono del capítulo</text:h>
      <text:p text:style-name="Quotations">“Elara comprendió que su vida no era una historia separada,<text:line-break/>sino una frase dentro del lenguaje de la existencia.<text:line-break/>Que cada criatura era una palabra,<text:line-break/>y que juntas formaban la voz con la que el universo se piensa a sí mismo.”</text:p>
      <text:p text:style-name="Horizontal_20_Line"/>
      <text:p text:style-name="Text_20_body">¿Quieres que ahora transformemos este conjunto de revelaciones en una <text:span text:style-name="Strong_20_Emphasis">estructura narrativa</text:span> para el capítulo —es decir, cómo Elara llega a cada una de estas comprensiones dentro de la historia (escenarios, personajes, símbolos, conflictos y clímax místico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9T10:41:14.367000000</meta:creation-date>
    <dc:date>2025-10-19T10:47:06.439000000</dc:date>
    <meta:editing-duration>PT5M52S</meta:editing-duration>
    <meta:editing-cycles>1</meta:editing-cycles>
    <meta:document-statistic meta:table-count="0" meta:image-count="0" meta:object-count="0" meta:page-count="3" meta:paragraph-count="35" meta:word-count="798" meta:character-count="4909" meta:non-whitespace-character-count="4145"/>
    <meta:generator>LibreOffice/7.3.5.2$Windows_X86_64 LibreOffice_project/184fe81b8c8c30d8b5082578aee2fed2ea847c01</meta:generator>
  </office:meta>
</office:document-meta>
</file>